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6.35cm" svg:height="3.175cm" svg:x="4.81cm" svg:y="4.81cm">
          <text:p text:style-name="P1"><text:span text:style-name="T1">podatkovni slo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2.54cm" svg:height="1.27cm" svg:x="1cm" svg:y="6.715cm">
          <text:p text:style-name="P1"><text:span text:style-name="T1">mode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81cm" svg:height="1.27cm" svg:x="6.08cm" svg:y="7.614cm">
          <draw:glue-point draw:id="4" svg:x="-3.333cm" svg:y="5cm"/>
          <draw:glue-point draw:id="5" svg:x="3.333cm" svg:y="5cm"/>
          <text:p text:style-name="P1"><text:span text:style-name="T1">Hibern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4cm" svg:height="1.27cm" svg:x="2.905cm" svg:y="9.595cm">
          <text:p text:style-name="P1"><text:span text:style-name="T1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.35cm" svg:height="3.175cm" svg:x="13.7cm" svg:y="4.81cm">
          <text:p text:style-name="P1"><text:span text:style-name="T1">My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81cm" svg:height="1.905cm" svg:x="10.525cm" svg:y="9.255cm">
          <text:p text:style-name="P1"><text:span text:style-name="T1">dijeljene</text:span></text:p>
          <text:p text:style-name="P1"><text:span text:style-name="T1">konekcij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line-skew="-0.636cm" svg:x1="3.54cm" svg:y1="7.35cm" svg:x2="6.08cm" svg:y2="8.249cm" draw:start-shape="id1" draw:start-glue-point="1" draw:end-shape="id2" draw:end-glue-point="3">
          <text:p/>
        </draw:connector>
        <draw:connector draw:style-name="gr2" draw:text-style-name="P3" draw:layer="layout" svg:x1="3.54cm" svg:y1="7.35cm" svg:x2="4.81cm" svg:y2="6.397cm" draw:start-shape="id1" draw:start-glue-point="1" draw:end-shape="id3" draw:end-glue-point="3">
          <text:p/>
        </draw:connector>
        <draw:connector draw:style-name="gr3" draw:text-style-name="P3" draw:layer="layout" svg:x1="5.445cm" svg:y1="10.23cm" svg:x2="6.716cm" svg:y2="8.884cm" draw:start-shape="id4" draw:start-glue-point="1" draw:end-shape="id2" draw:end-glue-point="4">
          <text:p/>
        </draw:connector>
        <draw:connector draw:style-name="gr3" draw:text-style-name="P3" draw:layer="layout" svg:x1="9.254cm" svg:y1="8.884cm" svg:x2="10.525cm" svg:y2="10.207cm" draw:start-shape="id2" draw:start-glue-point="5" draw:end-shape="id5" draw:end-glue-point="3">
          <text:p/>
        </draw:connector>
        <draw:connector draw:style-name="gr3" draw:text-style-name="P3" draw:layer="layout" svg:x1="16.875cm" svg:y1="7.985cm" svg:x2="14.335cm" svg:y2="10.207cm" draw:start-shape="id6" draw:start-glue-point="2" draw:end-shape="id5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29T17:30:54</meta:creation-date>
    <dc:creator>Miro</dc:creator>
    <dc:date>2008-03-29T17:55:50</dc:date>
    <meta:editing-cycles>2</meta:editing-cycles>
    <meta:editing-duration>PT9M4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